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2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1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1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16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6888" calcext:value-type="float">
            <text:p>49.7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15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1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1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1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1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0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0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0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0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0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04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0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0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0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200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199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199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199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199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199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199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199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199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198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198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198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198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310</text:p>
          </table:table-cell>
          <table:table-cell office:value-type="string" calcext:value-type="string">
            <text:p>197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